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928cm"/>
    </style:style>
    <style:style style:name="co4" style:family="table-column">
      <style:table-column-properties fo:break-before="auto" style:column-width="1.951cm"/>
    </style:style>
    <style:style style:name="co5" style:family="table-column">
      <style:table-column-properties fo:break-before="auto" style:column-width="2.609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02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1.247cm"/>
    </style:style>
    <style:style style:name="co11" style:family="table-column">
      <style:table-column-properties fo:break-before="auto" style:column-width="1.201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7.011cm"/>
    </style:style>
    <style:style style:name="co16" style:family="table-column">
      <style:table-column-properties fo:break-before="auto" style:column-width="1.769cm"/>
    </style:style>
    <style:style style:name="co17" style:family="table-column">
      <style:table-column-properties fo:break-before="auto" style:column-width="2.11cm"/>
    </style:style>
    <style:style style:name="co18" style:family="table-column">
      <style:table-column-properties fo:break-before="auto" style:column-width="1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"/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5" table:default-cell-style-name="ce7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" table:default-cell-style-name="ce7"/>
        <table:table-column table:style-name="co1" table:default-cell-style-name="ce9"/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6"/>
        <table:table-column table:style-name="co14" table:default-cell-style-name="ce6"/>
        <table:table-column table:style-name="co15" table:default-cell-style-name="ce12"/>
        <table:table-row table:style-name="ro1">
          <table:table-cell table:style-name="ce1" office:value-type="string" calcext:value-type="string" table:number-columns-spanned="1" table:number-rows-spanned="2">
            <text:p>Classes</text:p>
          </table:table-cell>
          <table:table-cell table:style-name="ce4" office:value-type="string" calcext:value-type="string" table:number-columns-spanned="1" table:number-rows-spanned="2">
            <text:p>Samples</text:p>
          </table:table-cell>
          <table:table-cell table:style-name="ce4" office:value-type="string" calcext:value-type="string" table:number-columns-spanned="1" table:number-rows-spanned="2">
            <text:p>Total Images</text:p>
          </table:table-cell>
          <table:table-cell table:style-name="ce4" office:value-type="string" calcext:value-type="string" table:number-columns-spanned="3" table:number-rows-spanned="1">
            <text:p>Image Size</text:p>
          </table:table-cell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Train/val ratio</text:p>
          </table:table-cell>
          <table:covered-table-cell table:style-name="ce5"/>
          <table:table-cell table:style-name="ce4" office:value-type="string" calcext:value-type="string" table:number-columns-spanned="3" table:number-rows-spanned="1">
            <text:p>Dense Layers</text:p>
          </table:table-cell>
          <table:covered-table-cell table:style-name="ce4"/>
          <table:covered-table-cell table:style-name="ce5"/>
          <table:table-cell table:style-name="ce4" office:value-type="string" calcext:value-type="string" table:number-columns-spanned="1" table:number-rows-spanned="2">
            <text:p>Accuracy</text:p>
          </table:table-cell>
          <table:table-cell table:style-name="ce4" office:value-type="string" calcext:value-type="string" table:number-columns-spanned="1" table:number-rows-spanned="2">
            <text:p>Loss</text:p>
          </table:table-cell>
          <table:table-cell table:style-name="ce4" office:value-type="string" calcext:value-type="string" table:number-columns-spanned="1" table:number-rows-spanned="2">
            <text:p>Epochs</text:p>
          </table:table-cell>
          <table:table-cell table:style-name="ce4" office:value-type="string" calcext:value-type="string" table:number-columns-spanned="5" table:number-rows-spanned="1">
            <text:p>Training Time</text:p>
          </table:table-cell>
          <table:covered-table-cell table:number-columns-repeated="2" table:style-name="ce4"/>
          <table:covered-table-cell table:number-columns-repeated="2" table:style-name="ce11"/>
          <table:table-cell table:style-name="ce4" office:value-type="string" calcext:value-type="string" table:number-columns-spanned="1" table:number-rows-spanned="2">
            <text:p>Model file</text:p>
          </table:table-cell>
        </table:table-row>
        <table:table-row table:style-name="ro1">
          <table:covered-table-cell table:number-columns-repeated="3" table:style-name="ce2"/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Pixels</text:p>
          </table:table-cell>
          <table:table-cell table:style-name="ce5" office:value-type="string" calcext:value-type="string">
            <text:p>Training</text:p>
          </table:table-cell>
          <table:table-cell table:style-name="ce5" office:value-type="string" calcext:value-type="string">
            <text:p>Validation</text:p>
          </table:table-cell>
          <table:table-cell table:style-name="ce5" office:value-type="string" calcext:value-type="string">
            <text:p>Layer 1</text:p>
          </table:table-cell>
          <table:table-cell table:style-name="ce5" office:value-type="string" calcext:value-type="string">
            <text:p>Layer 2</text:p>
          </table:table-cell>
          <table:table-cell table:style-name="ce5" office:value-type="string" calcext:value-type="string">
            <text:p>Connections</text:p>
          </table:table-cell>
          <table:covered-table-cell table:number-columns-repeated="3" table:style-name="ce5"/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string" calcext:value-type="string">
            <text:p>Total (s)</text:p>
          </table:table-cell>
          <table:table-cell table:style-name="ce5" office:value-type="string" calcext:value-type="string">
            <text:p>Per Epoch (s)</text:p>
          </table:table-cell>
          <table:covered-table-cell table:style-name="ce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3]*[.B3]" office:value-type="float" office:value="300" calcext:value-type="float">
            <text:p>300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D3]*[.E3]" office:value-type="float" office:value="50176" calcext:value-type="float">
            <text:p>50.176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I3]*[.J3]+[.J3]*[.A3]" office:value-type="float" office:value="1051648" calcext:value-type="float">
            <text:p>1.051.648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0.2113" calcext:value-type="float">
            <text:p>0,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O3]*3600+[.P3]*60+[.Q3]" office:value-type="float" office:value="2229" calcext:value-type="float">
            <text:p>2.229</text:p>
          </table:table-cell>
          <table:table-cell table:formula="of:=[.R3]/[.N3]" office:value-type="float" office:value="85.7307692307692" calcext:value-type="float">
            <text:p>86</text:p>
          </table:table-cell>
          <table:table-cell office:value-type="string" calcext:value-type="string">
            <text:p>vgg16_3_100_224_90_1024x1024.h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4]*[.B4]" office:value-type="float" office:value="300" calcext:value-type="float">
            <text:p>300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D4]*[.E4]" office:value-type="float" office:value="50176" calcext:value-type="float">
            <text:p>50.176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I4]*[.J4]+[.J4]*[.A4]" office:value-type="float" office:value="263680" calcext:value-type="float">
            <text:p>263.680</text:p>
          </table:table-cell>
          <table:table-cell office:value-type="percentage" office:value="0.9" calcext:value-type="percentage">
            <text:p>90%</text:p>
          </table:table-cell>
          <table:table-cell table:style-name="ce10" office:value-type="float" office:value="0.3674" calcext:value-type="float">
            <text:p>0,3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/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2" calcext:value-type="float">
            <text:p>12</text:p>
          </table:table-cell>
          <table:table-cell table:formula="of:=[.O4]*3600+[.P4]*60+[.Q4]" office:value-type="float" office:value="2592" calcext:value-type="float">
            <text:p>2.592</text:p>
          </table:table-cell>
          <table:table-cell table:formula="of:=[.R4]/[.N4]" office:value-type="float" office:value="83.6129032258065" calcext:value-type="float">
            <text:p>84</text:p>
          </table:table-cell>
          <table:table-cell office:value-type="string" calcext:value-type="string">
            <text:p>vgg16_3_100_224_90_512x512.h5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0" calcext:value-type="float">
            <text:p>200</text:p>
          </table:table-cell>
          <table:table-cell table:formula="of:=[.A5]*[.B5]" office:value-type="float" office:value="600" calcext:value-type="float">
            <text:p>600</text:p>
          </table:table-cell>
          <table:table-cell table:number-columns-repeated="2" table:style-name="Default" office:value-type="float" office:value="224" calcext:value-type="float">
            <text:p>224</text:p>
          </table:table-cell>
          <table:table-cell table:formula="of:=[.D5]*[.E5]" office:value-type="float" office:value="50176" calcext:value-type="float">
            <text:p>50.176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number-columns-repeated="2" table:style-name="Default" office:value-type="float" office:value="1024" calcext:value-type="float">
            <text:p>1024</text:p>
          </table:table-cell>
          <table:table-cell table:formula="of:=[.I5]*[.J5]+[.J5]*[.A5]" office:value-type="float" office:value="1051648" calcext:value-type="float">
            <text:p>1.051.648</text:p>
          </table:table-cell>
          <table:table-cell office:value-type="percentage" office:value="0.8167" calcext:value-type="percentage">
            <text:p>82%</text:p>
          </table:table-cell>
          <table:table-cell table:style-name="ce10" office:value-type="float" office:value="0.5091" calcext:value-type="float">
            <text:p>0,5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2" calcext:value-type="float">
            <text:p>12</text:p>
          </table:table-cell>
          <table:table-cell table:formula="of:=[.O5]*3600+[.P5]*60+[.Q5]" office:value-type="float" office:value="1692" calcext:value-type="float">
            <text:p>1.692</text:p>
          </table:table-cell>
          <table:table-cell table:formula="of:=[.R5]/[.N5]" office:value-type="float" office:value="169.2" calcext:value-type="float">
            <text:p>169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6]*[.B6]" office:value-type="float" office:value="300" calcext:value-type="float">
            <text:p>30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D6]*[.E6]" office:value-type="float" office:value="16384" calcext:value-type="float">
            <text:p>16.384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float" office:value="4096" calcext:value-type="float">
            <text:p>4096</text:p>
          </table:table-cell>
          <table:table-cell table:formula="of:=[.I6]*[.J6]+[.J6]*[.A6]" office:value-type="float" office:value="16789504" calcext:value-type="float">
            <text:p>16.789.504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0.5229" calcext:value-type="float">
            <text:p>0,5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[.O6]*3600+[.P6]*60+[.Q6]" office:value-type="float" office:value="806" calcext:value-type="float">
            <text:p>806</text:p>
          </table:table-cell>
          <table:table-cell table:formula="of:=[.R6]/[.N6]" office:value-type="float" office:value="36.6363636363636" calcext:value-type="float">
            <text:p>37</text:p>
          </table:table-cell>
          <table:table-cell office:value-type="string" calcext:value-type="string">
            <text:p>vgg16_3_100_128_90_4096x4096.h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7]*[.B7]" office:value-type="float" office:value="300" calcext:value-type="float">
            <text:p>300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D7]*[.E7]" office:value-type="float" office:value="50176" calcext:value-type="float">
            <text:p>50.176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float" office:value="4096" calcext:value-type="float">
            <text:p>4096</text:p>
          </table:table-cell>
          <table:table-cell table:formula="of:=[.I7]*[.J7]+[.J7]*[.A7]" office:value-type="float" office:value="16789504" calcext:value-type="float">
            <text:p>16.789.504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0.672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O7]*3600+[.P7]*60+[.Q7]" office:value-type="float" office:value="1089" calcext:value-type="float">
            <text:p>1.089</text:p>
          </table:table-cell>
          <table:table-cell table:formula="of:=[.R7]/[.N7]" office:value-type="float" office:value="108.9" calcext:value-type="float">
            <text:p>109</text:p>
          </table:table-cell>
          <table:table-cell office:value-type="string" calcext:value-type="string">
            <text:p>vgg16_3_100_224_90_4096x4096.h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8]*[.B8]" office:value-type="float" office:value="300" calcext:value-type="float">
            <text:p>30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D8]*[.E8]" office:value-type="float" office:value="16384" calcext:value-type="float">
            <text:p>16.384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I8]*[.J8]+[.J8]*[.A8]" office:value-type="float" office:value="1051648" calcext:value-type="float">
            <text:p>1.051.648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10" office:value-type="float" office:value="0.5418" calcext:value-type="float">
            <text:p>0,54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O8]*3600+[.P8]*60+[.Q8]" office:value-type="float" office:value="463" calcext:value-type="float">
            <text:p>463</text:p>
          </table:table-cell>
          <table:table-cell table:formula="of:=[.R8]/[.N8]" office:value-type="float" office:value="28.9375" calcext:value-type="float">
            <text:p>29</text:p>
          </table:table-cell>
          <table:table-cell office:value-type="string" calcext:value-type="string">
            <text:p>vgg16_3_100_128_90_1024x1024.h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A9]*[.B9]" office:value-type="float" office:value="1000" calcext:value-type="float">
            <text:p>100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D9]*[.E9]" office:value-type="float" office:value="16384" calcext:value-type="float">
            <text:p>16.384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float" office:value="4096" calcext:value-type="float">
            <text:p>4096</text:p>
          </table:table-cell>
          <table:table-cell table:formula="of:=[.I9]*[.J9]+[.J9]*[.A9]" office:value-type="float" office:value="16818176" calcext:value-type="float">
            <text:p>16.818.176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1.3092" calcext:value-type="float">
            <text:p>1,3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[.O9]*3600+[.P9]*60+[.Q9]" office:value-type="float" office:value="2606" calcext:value-type="float">
            <text:p>2.606</text:p>
          </table:table-cell>
          <table:table-cell table:formula="of:=[.R9]/[.N9]" office:value-type="float" office:value="118.454545454545" calcext:value-type="float">
            <text:p>118</text:p>
          </table:table-cell>
          <table:table-cell office:value-type="string" calcext:value-type="string">
            <text:p>vgg16_10_100_128_90_4096x4096.h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A10]*[.B10]" office:value-type="float" office:value="2000" calcext:value-type="float">
            <text:p>200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D10]*[.E10]" office:value-type="float" office:value="16384" calcext:value-type="float">
            <text:p>16.384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float" office:value="4096" calcext:value-type="float">
            <text:p>4096</text:p>
          </table:table-cell>
          <table:table-cell table:formula="of:=[.I10]*[.J10]+[.J10]*[.A10]" office:value-type="float" office:value="16818176" calcext:value-type="float">
            <text:p>16.818.176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1.4626" calcext:value-type="float">
            <text:p>1,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O10]*3600+[.P10]*60+[.Q10]" office:value-type="float" office:value="3822" calcext:value-type="float">
            <text:p>3.822</text:p>
          </table:table-cell>
          <table:table-cell table:formula="of:=[.R10]/[.N10]" office:value-type="float" office:value="224.823529411765" calcext:value-type="float">
            <text:p>225</text:p>
          </table:table-cell>
          <table:table-cell office:value-type="string" calcext:value-type="string">
            <text:p>vgg16_10_200_128_90_4096x4096.h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A11]*[.B11]" office:value-type="float" office:value="500" calcext:value-type="float">
            <text:p>50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D11]*[.E11]" office:value-type="float" office:value="16384" calcext:value-type="float">
            <text:p>16.384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float" office:value="4096" calcext:value-type="float">
            <text:p>4096</text:p>
          </table:table-cell>
          <table:table-cell table:formula="of:=[.I11]*[.J11]+[.J11]*[.A11]" office:value-type="float" office:value="16818176" calcext:value-type="float">
            <text:p>16.818.176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1.8252" calcext:value-type="float">
            <text:p>1,8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O11]*3600+[.P11]*60+[.Q11]" office:value-type="float" office:value="974" calcext:value-type="float">
            <text:p>974</text:p>
          </table:table-cell>
          <table:table-cell table:formula="of:=[.R11]/[.N11]" office:value-type="float" office:value="60.875" calcext:value-type="float">
            <text:p>61</text:p>
          </table:table-cell>
          <table:table-cell office:value-type="string" calcext:value-type="string">
            <text:p>vgg16_10_50_128_90_4096x4096.h5</text:p>
          </table:table-cell>
        </table:table-row>
      </table:table>
      <table:table table:name="Foglio2" table:style-name="ta1">
        <table:table-column table:style-name="co16" table:default-cell-style-name="ce1"/>
        <table:table-column table:style-name="co17" table:default-cell-style-name="ce2"/>
        <table:table-column table:style-name="co18" table:default-cell-style-name="ce2"/>
        <table:table-column table:style-name="co1" table:default-cell-style-name="ce2"/>
        <table:table-row table:style-name="ro1">
          <table:table-cell office:value-type="string" calcext:value-type="string" table:number-columns-spanned="4" table:number-rows-spanned="1">
            <text:p>Total training time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Minutes</text:p>
          </table:table-cell>
          <table:table-cell table:style-name="ce5" office:value-type="string" calcext:value-type="string">
            <text:p>Seconds</text:p>
          </table:table-cell>
          <table:table-cell table:style-name="ce5" office:value-type="string" calcext:value-type="string">
            <text:p>Total (s)</text:p>
          </table:table-cell>
        </table:table-row>
        <table:table-row table:style-name="ro1">
          <table:table-cell table:style-name="Default" table:formula="of:=INT([.D3]/3600)" office:value-type="float" office:value="4" calcext:value-type="float">
            <text:p>4</text:p>
          </table:table-cell>
          <table:table-cell table:style-name="Default" table:formula="of:=INT(([.D3]-[.A3]*3600)/60)" office:value-type="float" office:value="31" calcext:value-type="float">
            <text:p>31</text:p>
          </table:table-cell>
          <table:table-cell table:style-name="Default" table:formula="of:=[.D3]-[.A3]*3600-[.B3]*60" office:value-type="float" office:value="13" calcext:value-type="float">
            <text:p>13</text:p>
          </table:table-cell>
          <table:table-cell table:style-name="Default" table:formula="of:=SUM([$Foglio1.R3:.R26])" office:value-type="float" office:value="16273" calcext:value-type="float">
            <text:p>16273</text:p>
          </table:table-cell>
        </table:table-row>
      </table:table>
      <table:named-expressions/>
      <table:database-ranges>
        <table:database-range table:name="__Anonymous_Sheet_DB__0" table:target-range-address="Foglio1.A3:Foglio1.AMJ11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4" number:title="Personalizzato">
      <number:number number:decimal-places="1" loext:min-decimal-places="1" number:min-integer-digits="1"/>
      <number:text>%</number:text>
    </number:percentage-style>
    <number:number-style style:name="N105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0:51:16.236045771</meta:creation-date>
    <meta:generator>LibreOffice/6.4.6.2$Linux_X86_64 LibreOffice_project/40$Build-2</meta:generator>
    <dc:date>2020-10-29T14:10:05.661987749</dc:date>
    <meta:editing-duration>PT1H14M59S</meta:editing-duration>
    <meta:editing-cycles>6</meta:editing-cycles>
    <meta:document-statistic meta:table-count="2" meta:cell-count="204" meta:object-count="0"/>
  </office:meta>
</office:document-meta>
</file>